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3.3693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2.1154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2.0402in"/>
    </style:style>
    <style:style style:name="co16" style:family="table-column">
      <style:table-column-properties fo:break-before="auto" style:column-width="3.4028in"/>
    </style:style>
    <style:style style:name="co17" style:family="table-column">
      <style:table-column-properties fo:break-before="auto" style:column-width="1.6118in"/>
    </style:style>
    <style:style style:name="co18" style:family="table-column">
      <style:table-column-properties fo:break-before="auto" style:column-width="2.116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1.0972in"/>
    </style:style>
    <style:style style:name="co21" style:family="table-column">
      <style:table-column-properties fo:break-before="auto" style:column-width="1.7402in"/>
    </style:style>
    <style:style style:name="co22" style:family="table-column">
      <style:table-column-properties fo:break-before="auto" style:column-width="1.0543in"/>
    </style:style>
    <style:style style:name="co23" style:family="table-column">
      <style:table-column-properties fo:break-before="auto" style:column-width="2.3516in"/>
    </style:style>
    <style:style style:name="co24" style:family="table-column">
      <style:table-column-properties fo:break-before="auto" style:column-width="1.0862in"/>
    </style:style>
    <style:style style:name="co25" style:family="table-column">
      <style:table-column-properties fo:break-before="auto" style:column-width="1.022in"/>
    </style:style>
    <style:style style:name="co26" style:family="table-column">
      <style:table-column-properties fo:break-before="auto" style:column-width="2.3409in"/>
    </style:style>
    <style:style style:name="co27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ppello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 Esame: </text:p>
          </table:table-cell>
          <table:table-cell table:style-name="ce9" office:value-type="string" calcext:value-type="string">
            <text:p>14/06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1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</table:table-row>
        <table:table-row table:style-name="ro1">
          <table:table-cell office:value-type="float" office:value="659709" calcext:value-type="float">
            <text:p>659709</text:p>
          </table:table-cell>
          <table:table-cell office:value-type="string" calcext:value-type="string">
            <text:p>FORT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a.forti7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0.5*SUM([.I11];[.J11])" office:value-type="float" office:value="27.5" calcext:value-type="float">
            <text:p>27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363" calcext:value-type="float">
            <text:p>654363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f.forte9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0.5*SUM([.I12];[.J12])" office:value-type="float" office:value="26.5" calcext:value-type="float">
            <text:p>26.5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Appello 2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 Esame: </text:p>
          </table:table-cell>
          <table:table-cell table:style-name="ce9" office:value-type="string" calcext:value-type="string">
            <text:p>04/07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9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</table:table-row>
        <table:table-row table:style-name="ro1">
          <table:table-cell office:value-type="float" office:value="655155" calcext:value-type="float">
            <text:p>655155</text:p>
          </table:table-cell>
          <table:table-cell office:value-type="string" calcext:value-type="string">
            <text:p>CINQUINI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f.cinquini5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0.5*SUM([.I11];[.J11])" office:value-type="float" office:value="25.5" calcext:value-type="float">
            <text:p>25.5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6771" calcext:value-type="float">
            <text:p>656771</text:p>
          </table:table-cell>
          <table:table-cell office:value-type="string" calcext:value-type="string">
            <text:p>GIOVANNONE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f.giovannone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0.5*SUM([.I12];[.J12])" office:value-type="float" office:value="28" calcext:value-type="float">
            <text:p>28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6669" calcext:value-type="float">
            <text:p>656669</text:p>
          </table:table-cell>
          <table:table-cell office:value-type="string" calcext:value-type="string">
            <text:p>TOSI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s.tosi5@studenti.unipi.it</text:p>
          </table:table-cell>
          <table:table-cell/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0.5*SUM([.I13];[.J13])" office:value-type="float" office:value="26.5" calcext:value-type="float">
            <text:p>26.5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0625" calcext:value-type="float">
            <text:p>660625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a.dati6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0.5*SUM([.I14];[.J14])" office:value-type="float" office:value="26.5" calcext:value-type="float">
            <text:p>26.5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7523" calcext:value-type="float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office:value-type="string" calcext:value-type="string">
            <text:p>RITIRATO</text:p>
          </table:table-cell>
          <table:table-cell table:number-columns-repeated="2"/>
          <table:table-cell office:value-type="string" calcext:value-type="string">
            <text:p>ritirato</text:p>
          </table:table-cell>
          <table:table-cell table:formula="of:=0.5*SUM([.I15];[.J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975" calcext:value-type="float">
            <text:p>596975</text:p>
          </table:table-cell>
          <table:table-cell office:value-type="string" calcext:value-type="string">
            <text:p>BERTOLUCCI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m.bertolucci10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0.5*SUM([.I16];[.J16])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8333" calcext:value-type="float">
            <text:p>638333</text:p>
          </table:table-cell>
          <table:table-cell office:value-type="string" calcext:value-type="string">
            <text:p>GHIO</text:p>
          </table:table-cell>
          <table:table-cell office:value-type="string" calcext:value-type="string">
            <text:p>EMANUELE</text:p>
          </table:table-cell>
          <table:table-cell office:value-type="string" calcext:value-type="string">
            <text:p>e.ghio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office:value-type="string" calcext:value-type="string">
            <text:p>RITIRATO</text:p>
          </table:table-cell>
          <table:table-cell table:number-columns-repeated="2"/>
          <table:table-cell office:value-type="string" calcext:value-type="string">
            <text:p>ritirato</text:p>
          </table:table-cell>
          <table:table-cell table:formula="of:=0.5*SUM([.I17];[.J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334" calcext:value-type="float">
            <text:p>664334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VLADYSLAV</text:p>
          </table:table-cell>
          <table:table-cell office:value-type="string" calcext:value-type="string">
            <text:p>v.kozak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office:value-type="string" calcext:value-type="string">
            <text:p>pomeriggio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0.5*SUM([.I18];[.J18])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7015" calcext:value-type="float">
            <text:p>657015</text:p>
          </table:table-cell>
          <table:table-cell office:value-type="string" calcext:value-type="string">
            <text:p>RAPAIOL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rapaioli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office:value-type="string" calcext:value-type="string">
            <text:p>RITIRATO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itirato</text:p>
          </table:table-cell>
          <table:table-cell table:formula="of:=0.5*SUM([.I19];[.J19])"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655449" calcext:value-type="float">
            <text:p>655449</text:p>
          </table:table-cell>
          <table:table-cell office:value-type="string" calcext:value-type="string">
            <text:p>FRANDI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m.frandi2@studenti.unipi.it</text:p>
          </table:table-cell>
          <table:table-cell/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itorna</text:p>
          </table:table-cell>
          <table:table-cell table:formula="of:=0.5*SUM([.I20];[.J20])" office:value-type="float" office:value="11" calcext:value-type="float">
            <text:p>11</text:p>
          </table:table-cell>
          <table:table-cell/>
        </table:table-row>
      </table:table>
      <table:table table:name="Appello 3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ep=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Esame: </text:p>
          </table:table-cell>
          <table:table-cell table:style-name="ce9" office:value-type="string" calcext:value-type="string">
            <text:p>26/07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9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LOD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/>
        </table:table-row>
        <table:table-row table:style-name="ro1">
          <table:table-cell office:value-type="float" office:value="655462" calcext:value-type="float">
            <text:p>655462</text:p>
          </table:table-cell>
          <table:table-cell office:value-type="string" calcext:value-type="string">
            <text:p>TOS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.tosi12@studenti.unipi.it</text:p>
          </table:table-cell>
          <table:table-cell/>
          <table:table-cell office:value-type="string" calcext:value-type="string">
            <text:p>2023/24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H11];[.I11])/2+[.J11]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59624" calcext:value-type="float">
            <text:p>659624</text:p>
          </table:table-cell>
          <table:table-cell office:value-type="string" calcext:value-type="string">
            <text:p>PIGLIACELLI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d.pigliacel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H12];[.I12])/2+[.J12]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35478" calcext:value-type="float">
            <text:p>635478</text:p>
          </table:table-cell>
          <table:table-cell office:value-type="string" calcext:value-type="string">
            <text:p>CARL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.carli14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H13];[.I13])/2+[.J13]" office:value-type="float" office:value="21" calcext:value-type="float">
            <text:p>21</text:p>
          </table:table-cell>
          <table:table-cell table:style-name="ce1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19558" calcext:value-type="float">
            <text:p>619558</text:p>
          </table:table-cell>
          <table:table-cell office:value-type="string" calcext:value-type="string">
            <text:p>CALICIOTTI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c.caliciott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14];[.I14])/2+[.J14]"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office:value-type="float" office:value="638333" calcext:value-type="float">
            <text:p>638333</text:p>
          </table:table-cell>
          <table:table-cell office:value-type="string" calcext:value-type="string">
            <text:p>GHIO</text:p>
          </table:table-cell>
          <table:table-cell office:value-type="string" calcext:value-type="string">
            <text:p>EMANUELE</text:p>
          </table:table-cell>
          <table:table-cell office:value-type="string" calcext:value-type="string">
            <text:p>e.ghio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H15];[.I15])/2+[.J15]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4"/>
        </table:table-row>
        <table:table-row table:style-name="ro1">
          <table:table-cell office:value-type="float" office:value="657997" calcext:value-type="float">
            <text:p>657997</text:p>
          </table:table-cell>
          <table:table-cell office:value-type="string" calcext:value-type="string">
            <text:p>BARDUCCI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a.barducc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ritirato</text:p>
          </table:table-cell>
          <table:table-cell table:style-name="ce12" office:value-type="float" office:value="0" calcext:value-type="float">
            <text:p>0</text:p>
          </table:table-cell>
          <table:table-cell table:formula="of:=SUM([.H16];[.I16])/2+[.J16]"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 office:value-type="float" office:value="638204" calcext:value-type="float">
            <text:p>638204</text:p>
          </table:table-cell>
          <table:table-cell office:value-type="string" calcext:value-type="string">
            <text:p>ANGELINO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s.angelino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H17];[.I17])/2+[.J17]" office:value-type="float" office:value="11.5" calcext:value-type="float">
            <text:p>11.5</text:p>
          </table:table-cell>
          <table:table-cell/>
          <table:table-cell table:style-name="ce2" office:value-type="string" calcext:value-type="string">
            <text:p>Analisi II non fatto</text:p>
          </table:table-cell>
        </table:table-row>
        <table:table-row table:style-name="ro1">
          <table:table-cell office:value-type="float" office:value="655128" calcext:value-type="float">
            <text:p>655128</text:p>
          </table:table-cell>
          <table:table-cell office:value-type="string" calcext:value-type="string">
            <text:p>BARD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bard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18];[.I18])/2+[.J1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55376" calcext:value-type="float">
            <text:p>655376</text:p>
          </table:table-cell>
          <table:table-cell office:value-type="string" calcext:value-type="string">
            <text:p>BILIOTTI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e.biliott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SUM([.H19];[.I19])/2+[.J19]" office:value-type="float" office:value="29" calcext:value-type="float">
            <text:p>29</text:p>
          </table:table-cell>
          <table:table-cell table:style-name="ce1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60346" calcext:value-type="float">
            <text:p>660346</text:p>
          </table:table-cell>
          <table:table-cell office:value-type="string" calcext:value-type="string">
            <text:p>IACOPINI</text:p>
          </table:table-cell>
          <table:table-cell office:value-type="string" calcext:value-type="string">
            <text:p>DUCCIO</text:p>
          </table:table-cell>
          <table:table-cell office:value-type="string" calcext:value-type="string">
            <text:p>d.iacopini3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H20];[.I20])/2+[.J20]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4286" calcext:value-type="float">
            <text:p>654286</text:p>
          </table:table-cell>
          <table:table-cell office:value-type="string" calcext:value-type="string">
            <text:p>AGOLA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e.agol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H21];[.I21])/2+[.J21]" office:value-type="float" office:value="19" calcext:value-type="float">
            <text:p>19</text:p>
          </table:table-cell>
          <table:table-cell table:style-name="ce1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58284" calcext:value-type="float">
            <text:p>658284</text:p>
          </table:table-cell>
          <table:table-cell office:value-type="string" calcext:value-type="string">
            <text:p>MORELLI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e.morelli28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22];[.I22])/2+[.J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34824" calcext:value-type="float">
            <text:p>634824</text:p>
          </table:table-cell>
          <table:table-cell office:value-type="string" calcext:value-type="string">
            <text:p>GRIECO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.grieco3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H23];[.I23])/2+[.J23]" office:value-type="float" office:value="23.5" calcext:value-type="float">
            <text:p>23.5</text:p>
          </table:table-cell>
          <table:table-cell table:style-name="ce1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57139" calcext:value-type="float">
            <text:p>657139</text:p>
          </table:table-cell>
          <table:table-cell office:value-type="string" calcext:value-type="string">
            <text:p>TORTOLA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g.tortol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SUM([.H24];[.I24])/2+[.J24]" office:value-type="float" office:value="31" calcext:value-type="float">
            <text:p>31</text:p>
          </table:table-cell>
          <table:table-cell table:style-name="ce11" office:value-type="string" calcext:value-type="string">
            <text:p>30L</text:p>
          </table:table-cell>
          <table:table-cell/>
        </table:table-row>
        <table:table-row table:style-name="ro1">
          <table:table-cell office:value-type="float" office:value="655162" calcext:value-type="float">
            <text:p>655162</text:p>
          </table:table-cell>
          <table:table-cell office:value-type="string" calcext:value-type="string">
            <text:p>UNGARETT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ungarett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SUM([.H25];[.I25])/2+[.J25]" office:value-type="float" office:value="28" calcext:value-type="float">
            <text:p>28</text:p>
          </table:table-cell>
          <table:table-cell table:style-name="ce13" office:value-type="float" office:value="28" calcext:value-type="float">
            <text:p>28</text:p>
          </table:table-cell>
          <table:table-cell table:style-name="ce14"/>
        </table:table-row>
        <table:table-row table:style-name="ro1">
          <table:table-cell office:value-type="float" office:value="654798" calcext:value-type="float">
            <text:p>654798</text:p>
          </table:table-cell>
          <table:table-cell office:value-type="string" calcext:value-type="string">
            <text:p>CAPPOL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capp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2" office:value-type="string" calcext:value-type="string">
            <text:p>ritirato</text:p>
          </table:table-cell>
          <table:table-cell office:value-type="float" office:value="0" calcext:value-type="float">
            <text:p>0</text:p>
          </table:table-cell>
          <table:table-cell table:formula="of:=SUM([.H26];[.I26])/2+[.J2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56452" calcext:value-type="float">
            <text:p>656452</text:p>
          </table:table-cell>
          <table:table-cell office:value-type="string" calcext:value-type="string">
            <text:p>BERGAMASCHI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c.bergamasch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27];[.I27])/2+[.J27]" office:value-type="float" office:value="0" calcext:value-type="float">
            <text:p>0</text:p>
          </table:table-cell>
          <table:table-cell/>
          <table:table-cell office:value-type="string" calcext:value-type="string">
            <text:p>Analisi II non dato</text:p>
          </table:table-cell>
        </table:table-row>
        <table:table-row table:style-name="ro1">
          <table:table-cell office:value-type="float" office:value="654389" calcext:value-type="float">
            <text:p>654389</text:p>
          </table:table-cell>
          <table:table-cell office:value-type="string" calcext:value-type="string">
            <text:p>IOSSA FASANO</text:p>
          </table:table-cell>
          <table:table-cell office:value-type="string" calcext:value-type="string">
            <text:p>LAPO</text:p>
          </table:table-cell>
          <table:table-cell office:value-type="string" calcext:value-type="string">
            <text:p>l.iossafasan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H28];[.I28])/2+[.J28]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37523" calcext:value-type="float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29];[.I29])/2+[.J29]" office:value-type="float" office:value="0" calcext:value-type="float">
            <text:p>0</text:p>
          </table:table-cell>
          <table:table-cell/>
          <table:table-cell office:value-type="string" calcext:value-type="string">
            <text:p>Analisi II non dato</text:p>
          </table:table-cell>
        </table:table-row>
        <table:table-row table:style-name="ro1">
          <table:table-cell office:value-type="float" office:value="654675" calcext:value-type="float">
            <text:p>654675</text:p>
          </table:table-cell>
          <table:table-cell office:value-type="string" calcext:value-type="string">
            <text:p>AMELIO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d.ameli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30];[.I30])/2+[.J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020" calcext:value-type="float">
            <text:p>656020</text:p>
          </table:table-cell>
          <table:table-cell office:value-type="string" calcext:value-type="string">
            <text:p>MODAFFERI</text:p>
          </table:table-cell>
          <table:table-cell office:value-type="string" calcext:value-type="string">
            <text:p>DEMETRIO</text:p>
          </table:table-cell>
          <table:table-cell office:value-type="string" calcext:value-type="string">
            <text:p>d.modaffer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torna</text:p>
          </table:table-cell>
          <table:table-cell office:value-type="float" office:value="0" calcext:value-type="float">
            <text:p>0</text:p>
          </table:table-cell>
          <table:table-cell table:formula="of:=SUM([.H31];[.I31])/2+[.J31]"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office:value-type="float" office:value="660403" calcext:value-type="float">
            <text:p>660403</text:p>
          </table:table-cell>
          <table:table-cell office:value-type="string" calcext:value-type="string">
            <text:p>PETRONI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s.petron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32];[.I32])/2+[.J32]" office:value-type="float" office:value="11" calcext:value-type="float">
            <text:p>11</text:p>
          </table:table-cell>
          <table:table-cell/>
          <table:table-cell table:style-name="ce14"/>
        </table:table-row>
      </table:table>
      <table:table table:name="Appello 4" table:style-name="ta1">
        <table:table-column table:style-name="co1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Data Esame: </text:p>
          </table:table-cell>
          <table:table-cell table:style-name="ce9" office:value-type="string" calcext:value-type="string">
            <text:p>20/09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8:30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Num. Iscritti: 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Tot passati: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LOD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  <table:table-cell/>
        </table:table-row>
        <table:table-row table:style-name="ro1">
          <table:table-cell office:value-type="string" calcext:value-type="string">
            <text:p>654798</text:p>
          </table:table-cell>
          <table:table-cell office:value-type="string" calcext:value-type="string">
            <text:p>CAPPOL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capp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torna</text:p>
          </table:table-cell>
          <table:table-cell/>
          <table:table-cell table:formula="of:=SUM([.I11];[.J11])/2+[.K11]" office:value-type="float" office:value="9" calcext:value-type="float">
            <text:p>9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41927</text:p>
          </table:table-cell>
          <table:table-cell office:value-type="string" calcext:value-type="string">
            <text:p>GUALTIER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gualtier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I12];[.J12])/2+[.K12]" office:value-type="float" office:value="23.5" calcext:value-type="float">
            <text:p>23.5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19558</text:p>
          </table:table-cell>
          <table:table-cell office:value-type="string" calcext:value-type="string">
            <text:p>CALICIOTTI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c.caliciott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I13];[.J13])/2+[.K13]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60403</text:p>
          </table:table-cell>
          <table:table-cell office:value-type="string" calcext:value-type="string">
            <text:p>PETRONI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s.petron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4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I14];[.J14])/2+[.K14]" office:value-type="float" office:value="23" calcext:value-type="float">
            <text:p>23</text:p>
          </table:table-cell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6452</text:p>
          </table:table-cell>
          <table:table-cell office:value-type="string" calcext:value-type="string">
            <text:p>BERGAMASCHI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c.bergamasch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I15];[.J15])/2+[.K15]" office:value-type="float" office:value="19" calcext:value-type="float">
            <text:p>19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16547</text:p>
          </table:table-cell>
          <table:table-cell office:value-type="string" calcext:value-type="string">
            <text:p>COLOMBI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t.colomb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2/2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I16];[.J16])/2+[.K16]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7997</text:p>
          </table:table-cell>
          <table:table-cell office:value-type="string" calcext:value-type="string">
            <text:p>BARDUCCI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a.barducc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torna</text:p>
          </table:table-cell>
          <table:table-cell/>
          <table:table-cell table:formula="of:=SUM([.I17];[.J17])/2+[.K17]" office:value-type="float" office:value="11.5" calcext:value-type="float">
            <text:p>11.5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5449</text:p>
          </table:table-cell>
          <table:table-cell office:value-type="string" calcext:value-type="string">
            <text:p>FRANDI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m.frand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I18];[.J18])/2+[.K18]" office:value-type="float" office:value="24.5" calcext:value-type="float">
            <text:p>24.5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5128</text:p>
          </table:table-cell>
          <table:table-cell office:value-type="string" calcext:value-type="string">
            <text:p>BARD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bard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torna</text:p>
          </table:table-cell>
          <table:table-cell/>
          <table:table-cell table:formula="of:=SUM([.I19];[.J19])/2+[.K19]" office:value-type="float" office:value="12" calcext:value-type="float">
            <text:p>12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61820</text:p>
          </table:table-cell>
          <table:table-cell office:value-type="string" calcext:value-type="string">
            <text:p>SPALLETTI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s.spallett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4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I20];[.J20])/2+[.K20]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6020</text:p>
          </table:table-cell>
          <table:table-cell office:value-type="string" calcext:value-type="string">
            <text:p>MODAFFERI</text:p>
          </table:table-cell>
          <table:table-cell office:value-type="string" calcext:value-type="string">
            <text:p>DEMETRIO</text:p>
          </table:table-cell>
          <table:table-cell office:value-type="string" calcext:value-type="string">
            <text:p>d.modafferi@studenti.unipi.it</text:p>
          </table:table-cell>
          <table:table-cell/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I21];[.J21])/2+[.K21]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582046</text:p>
          </table:table-cell>
          <table:table-cell office:value-type="string" calcext:value-type="string">
            <text:p>RASTELLI</text:p>
          </table:table-cell>
          <table:table-cell office:value-type="string" calcext:value-type="string">
            <text:p>GIULIO</text:p>
          </table:table-cell>
          <table:table-cell office:value-type="string" calcext:value-type="string">
            <text:p>g.rastell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2/23</text:p>
          </table:table-cell>
          <table:table-cell/>
          <table:table-cell office:value-type="string" calcext:value-type="string">
            <text:p>DSA-</text:p>
          </table:table-cell>
          <table:table-cell/>
          <table:table-cell office:value-type="string" calcext:value-type="string">
            <text:p>torna</text:p>
          </table:table-cell>
          <table:table-cell/>
          <table:table-cell table:formula="of:=SUM([.I22];[.J22])/2+[.K22]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8284</text:p>
          </table:table-cell>
          <table:table-cell office:value-type="string" calcext:value-type="string">
            <text:p>MORELLI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e.morelli28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4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I23];[.J23])/2+[.K23]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4797</text:p>
          </table:table-cell>
          <table:table-cell office:value-type="string" calcext:value-type="string">
            <text:p>GIGENA</text:p>
          </table:table-cell>
          <table:table-cell office:value-type="string" calcext:value-type="string">
            <text:p>GABRIEL ALEJANDRO</text:p>
          </table:table-cell>
          <table:table-cell office:value-type="string" calcext:value-type="string">
            <text:p>g.gigen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I24];[.J24])/2+[.K24]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8912</text:p>
          </table:table-cell>
          <table:table-cell office:value-type="string" calcext:value-type="string">
            <text:p>FERRARO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.ferrar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I25];[.J25])/2+[.K25]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4675</text:p>
          </table:table-cell>
          <table:table-cell office:value-type="string" calcext:value-type="string">
            <text:p>AMELIO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d.ameli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5"/>
          <table:table-cell table:formula="of:=SUM([.I26];[.J26])/2+[.K26]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/>
        </table:table-row>
        <table:table-row table:style-name="ro1">
          <table:table-cell office:value-type="string" calcext:value-type="string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/>
          <table:table-cell office:value-type="string" calcext:value-type="string">
            <text:p>2023/24</text:p>
          </table:table-cell>
          <table:table-cell table:number-columns-repeated="5"/>
          <table:table-cell table:formula="of:=SUM([.I27];[.J27])/2+[.K27]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/>
        </table:table-row>
        <table:table-row table:style-name="ro1">
          <table:table-cell office:value-type="string" calcext:value-type="string">
            <text:p>581458</text:p>
          </table:table-cell>
          <table:table-cell office:value-type="string" calcext:value-type="string">
            <text:p>KWEMI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m.kwem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torna</text:p>
          </table:table-cell>
          <table:table-cell/>
          <table:table-cell table:formula="of:=SUM([.I28];[.J28])/2+[.K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9631</text:p>
          </table:table-cell>
          <table:table-cell office:value-type="string" calcext:value-type="string">
            <text:p>TRAN NGUYEN</text:p>
          </table:table-cell>
          <table:table-cell office:value-type="string" calcext:value-type="string">
            <text:p>THANH-LONG</text:p>
          </table:table-cell>
          <table:table-cell office:value-type="string" calcext:value-type="string">
            <text:p>t.trannguyen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string" calcext:value-type="string">
            <text:p>DSA-</text:p>
          </table:table-cell>
          <table:table-cell/>
          <table:table-cell office:value-type="string" calcext:value-type="string">
            <text:p>torna</text:p>
          </table:table-cell>
          <table:table-cell/>
          <table:table-cell table:formula="of:=SUM([.I29];[.J29])/2+[.K29]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  <table:table-cell/>
        </table:table-row>
      </table:table>
      <table:table table:name="Appello 5" table:style-name="ta1"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Esame: </text:p>
          </table:table-cell>
          <table:table-cell table:style-name="ce9" office:value-type="string" calcext:value-type="string">
            <text:p>05/11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10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</table:table-row>
        <table:table-row table:style-name="ro1">
          <table:table-cell table:style-name="ce20" office:value-type="float" office:value="582046" calcext:value-type="float">
            <text:p>582046</text:p>
          </table:table-cell>
          <table:table-cell office:value-type="string" calcext:value-type="string">
            <text:p>RASTELLI</text:p>
          </table:table-cell>
          <table:table-cell office:value-type="string" calcext:value-type="string">
            <text:p>GIULIO</text:p>
          </table:table-cell>
          <table:table-cell office:value-type="string" calcext:value-type="string">
            <text:p>g.rastell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1/22</text:p>
          </table:table-cell>
          <table:table-cell/>
          <table:table-cell office:value-type="string" calcext:value-type="string">
            <text:p>DSA-</text:p>
          </table:table-cell>
          <table:table-cell/>
          <table:table-cell office:value-type="string" calcext:value-type="string">
            <text:p>torna</text:p>
          </table:table-cell>
          <table:table-cell table:formula="of:=SUM([.I11];[.J11])/2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626901" calcext:value-type="float">
            <text:p>626901</text:p>
          </table:table-cell>
          <table:table-cell office:value-type="string" calcext:value-type="string">
            <text:p>TOME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tomei1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SUM([.I12];[.J12])/2" office:value-type="float" office:value="19.5" calcext:value-type="float">
            <text:p>19.5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637523" calcext:value-type="float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3];[.J13])/2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table:style-name="ce20" office:value-type="float" office:value="639028" calcext:value-type="float">
            <text:p>639028</text:p>
          </table:table-cell>
          <table:table-cell office:value-type="string" calcext:value-type="string">
            <text:p>PETACCHI</text:p>
          </table:table-cell>
          <table:table-cell office:value-type="string" calcext:value-type="string">
            <text:p>GUALTIERO</text:p>
          </table:table-cell>
          <table:table-cell office:value-type="string" calcext:value-type="string">
            <text:p>g.petacchi3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SUM([.I14];[.J14])/2" office:value-type="float" office:value="19.5" calcext:value-type="float">
            <text:p>19.5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598983" calcext:value-type="float">
            <text:p>598983</text:p>
          </table:table-cell>
          <table:table-cell office:value-type="string" calcext:value-type="string">
            <text:p>NGUIMKENG NJOUFACK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f.nguimkengnjouf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5];[.J15])/2" office:value-type="float" office:value="0" calcext:value-type="float">
            <text:p>0</text:p>
          </table:table-cell>
          <table:table-cell/>
          <table:table-cell office:value-type="string" calcext:value-type="string">
            <text:p>ritirato</text:p>
          </table:table-cell>
        </table:table-row>
        <table:table-row table:style-name="ro1">
          <table:table-cell table:style-name="ce20" office:value-type="float" office:value="581458" calcext:value-type="float">
            <text:p>581458</text:p>
          </table:table-cell>
          <table:table-cell office:value-type="string" calcext:value-type="string">
            <text:p>KWEMI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m.kwem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torna</text:p>
          </table:table-cell>
          <table:table-cell table:formula="of:=SUM([.I16];[.J16])/2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549631" calcext:value-type="float">
            <text:p>549631</text:p>
          </table:table-cell>
          <table:table-cell office:value-type="string" calcext:value-type="string">
            <text:p>TRAN NGUYEN</text:p>
          </table:table-cell>
          <table:table-cell office:value-type="string" calcext:value-type="string">
            <text:p>THANH-LONG</text:p>
          </table:table-cell>
          <table:table-cell office:value-type="string" calcext:value-type="string">
            <text:p>t.trannguyen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string" calcext:value-type="string">
            <text:p>DSA-</text:p>
          </table:table-cell>
          <table:table-cell/>
          <table:table-cell office:value-type="string" calcext:value-type="string">
            <text:p>torna</text:p>
          </table:table-cell>
          <table:table-cell table:formula="of:=SUM([.I17];[.J17])/2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</table:table-row>
      </table:table>
      <table:table table:name="Appello 6" table:style-name="ta1"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p=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Esame: </text:p>
          </table:table-cell>
          <table:table-cell office:value-type="string" calcext:value-type="string">
            <text:p>13/01/2025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9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</table:table-row>
        <table:table-row table:style-name="ro1">
          <table:table-cell office:value-type="float" office:value="657685" calcext:value-type="float">
            <text:p>657685</text:p>
          </table:table-cell>
          <table:table-cell office:value-type="string" calcext:value-type="string">
            <text:p>CAGNACCI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.cagnacc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1];[.J11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57997" calcext:value-type="float">
            <text:p>657997</text:p>
          </table:table-cell>
          <table:table-cell office:value-type="string" calcext:value-type="string">
            <text:p>BARDUCCI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a.barducc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SUM([.I12];[.J12])*0.5" office:value-type="float" office:value="23.5" calcext:value-type="float">
            <text:p>23.5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61412" calcext:value-type="float">
            <text:p>661412</text:p>
          </table:table-cell>
          <table:table-cell office:value-type="string" calcext:value-type="string">
            <text:p>PUCCIN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puccini5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I13];[.J13])*0.5" office:value-type="float" office:value="9.5" calcext:value-type="float">
            <text:p>9.5</text:p>
          </table:table-cell>
          <table:table-cell table:style-name="ce11" office:value-type="string" calcext:value-type="string">
            <text:p>ritorn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98983" calcext:value-type="float">
            <text:p>598983</text:p>
          </table:table-cell>
          <table:table-cell office:value-type="string" calcext:value-type="string">
            <text:p>NGUIMKENG NJOUFACK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f.nguimkengnjouf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SUM([.I14];[.J14])*0.5" office:value-type="float" office:value="0" calcext:value-type="float">
            <text:p>0</text:p>
          </table:table-cell>
          <table:table-cell table:style-name="ce11" office:value-type="string" calcext:value-type="string">
            <text:p>ritorn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37523" calcext:value-type="float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SUM([.I15];[.J15])*0.5" office:value-type="float" office:value="0" calcext:value-type="float">
            <text:p>0</text:p>
          </table:table-cell>
          <table:table-cell table:number-columns-repeated="2"/>
        </table:table-row>
      </table:table>
      <table:table table:name="Appello 7" table:style-name="ta1"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Esame: 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1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  <table:table-cell/>
        </table:table-row>
        <table:table-row table:style-name="ro1">
          <table:table-cell office:value-type="float" office:value="654798" calcext:value-type="float">
            <text:p>654798</text:p>
          </table:table-cell>
          <table:table-cell office:value-type="string" calcext:value-type="string">
            <text:p>CAPPOL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capp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SUM([.I10];[.J10])*0.5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54691" calcext:value-type="float">
            <text:p>654691</text:p>
          </table:table-cell>
          <table:table-cell office:value-type="string" calcext:value-type="string">
            <text:p>PANTOLI</text:p>
          </table:table-cell>
          <table:table-cell office:value-type="string" calcext:value-type="string">
            <text:p>JACOPO</text:p>
          </table:table-cell>
          <table:table-cell office:value-type="string" calcext:value-type="string">
            <text:p>j.pant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1];[.J11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/>
        </table:table-row>
        <table:table-row table:style-name="ro1">
          <table:table-cell office:value-type="float" office:value="655128" calcext:value-type="float">
            <text:p>655128</text:p>
          </table:table-cell>
          <table:table-cell office:value-type="string" calcext:value-type="string">
            <text:p>BARD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bard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SUM([.I12];[.J12])*0.5" office:value-type="float" office:value="25.5" calcext:value-type="float">
            <text:p>25.5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03500" calcext:value-type="float">
            <text:p>603500</text:p>
          </table:table-cell>
          <table:table-cell office:value-type="string" calcext:value-type="string">
            <text:p>DONATI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.donati4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3];[.J13])*0.5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ritirata</text:p>
          </table:table-cell>
          <table:table-cell/>
        </table:table-row>
        <table:table-row table:style-name="ro1">
          <table:table-cell office:value-type="float" office:value="657015" calcext:value-type="float">
            <text:p>657015</text:p>
          </table:table-cell>
          <table:table-cell office:value-type="string" calcext:value-type="string">
            <text:p>RAPAIOL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rapaioli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SUM([.I14];[.J14])*0.5" office:value-type="float" office:value="20.5" calcext:value-type="float">
            <text:p>20.5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57685" calcext:value-type="float">
            <text:p>657685</text:p>
          </table:table-cell>
          <table:table-cell office:value-type="string" calcext:value-type="string">
            <text:p>CAGNACCI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.cagnacc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SUM([.I15];[.J15])*0.5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table:style-name="ce14"/>
        </table:table-row>
        <table:table-row table:style-name="ro1">
          <table:table-cell office:value-type="float" office:value="661412" calcext:value-type="float">
            <text:p>661412</text:p>
          </table:table-cell>
          <table:table-cell office:value-type="string" calcext:value-type="string">
            <text:p>PUCCIN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puccini5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SUM([.I16];[.J16])*0.5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98983" calcext:value-type="float">
            <text:p>598983</text:p>
          </table:table-cell>
          <table:table-cell office:value-type="string" calcext:value-type="string">
            <text:p>NGUIMKENG NJOUFACK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f.nguimkengnjouf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formula="of:=SUM([.I17];[.J17])*0.5" office:value-type="float" office:value="9" calcext:value-type="float">
            <text:p>9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81458" calcext:value-type="float">
            <text:p>581458</text:p>
          </table:table-cell>
          <table:table-cell office:value-type="string" calcext:value-type="string">
            <text:p>KWEMI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m.kwem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8];[.J18])*0.5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  <table:table-cell/>
        </table:table-row>
      </table:table>
      <table:table table:name="Appello 8" table:style-name="ta1"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Esame: </text:p>
          </table:table-cell>
          <table:table-cell office:value-type="string" calcext:value-type="string">
            <text:p>21/02/2025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9: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 passati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</table:table-row>
        <table:table-row table:style-name="ro1">
          <table:table-cell office:value-type="float" office:value="654691" calcext:value-type="float">
            <text:p>654691</text:p>
          </table:table-cell>
          <table:table-cell office:value-type="string" calcext:value-type="string">
            <text:p>PANTOLI</text:p>
          </table:table-cell>
          <table:table-cell office:value-type="string" calcext:value-type="string">
            <text:p>JACOPO</text:p>
          </table:table-cell>
          <table:table-cell office:value-type="string" calcext:value-type="string">
            <text:p>j.pant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ritirato</text:p>
          </table:table-cell>
          <table:table-cell table:formula="of:=SUM([.I10];[.J10])*0.5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59405" calcext:value-type="float">
            <text:p>659405</text:p>
          </table:table-cell>
          <table:table-cell office:value-type="string" calcext:value-type="string">
            <text:p>BOZZONI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f.bozzo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assente</text:p>
          </table:table-cell>
          <table:table-cell table:formula="of:=SUM([.I11];[.J11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57120" calcext:value-type="float">
            <text:p>657120</text:p>
          </table:table-cell>
          <table:table-cell office:value-type="string" calcext:value-type="string">
            <text:p>RICCI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f.ricci68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30L</text:p>
          </table:table-cell>
          <table:table-cell table:formula="of:=SUM([.I12];[.J12])*0.5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98983" calcext:value-type="float">
            <text:p>598983</text:p>
          </table:table-cell>
          <table:table-cell office:value-type="string" calcext:value-type="string">
            <text:p>NGUIMKENG NJOUFACK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f.nguimkengnjouf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SUM([.I13];[.J13])*0.5" office:value-type="float" office:value="18.5" calcext:value-type="float">
            <text:p>18.5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81458" calcext:value-type="float">
            <text:p>581458</text:p>
          </table:table-cell>
          <table:table-cell office:value-type="string" calcext:value-type="string">
            <text:p>KWEMI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m.kwem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ritorna</text:p>
          </table:table-cell>
          <table:table-cell table:formula="of:=SUM([.I14];[.J14])*0.5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54675" calcext:value-type="float">
            <text:p>654675</text:p>
          </table:table-cell>
          <table:table-cell office:value-type="string" calcext:value-type="string">
            <text:p>AMELIO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d.ameli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ritorna</text:p>
          </table:table-cell>
          <table:table-cell table:formula="of:=SUM([.I15];[.J15])*0.5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54601" calcext:value-type="float">
            <text:p>654601</text:p>
          </table:table-cell>
          <table:table-cell office:value-type="string" calcext:value-type="string">
            <text:p>CORBIC</text:p>
          </table:table-cell>
          <table:table-cell office:value-type="string" calcext:value-type="string">
            <text:p>BELMIN</text:p>
          </table:table-cell>
          <table:table-cell office:value-type="string" calcext:value-type="string">
            <text:p>b.corbic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SUM([.I16];[.J16])*0.5" office:value-type="float" office:value="11" calcext:value-type="float">
            <text:p>11</text:p>
          </table:table-cell>
          <table:table-cell table:style-name="ce11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01431" calcext:value-type="float">
            <text:p>701431</text:p>
          </table:table-cell>
          <table:table-cell office:value-type="string" calcext:value-type="string">
            <text:p>TOGNARIN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m.tognarini1@studenti.unipi.it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assente</text:p>
          </table:table-cell>
          <table:table-cell table:formula="of:=SUM([.I17];[.J17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03500" calcext:value-type="float">
            <text:p>603500</text:p>
          </table:table-cell>
          <table:table-cell office:value-type="string" calcext:value-type="string">
            <text:p>DONATI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.donati4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assente</text:p>
          </table:table-cell>
          <table:table-cell table:formula="of:=SUM([.I18];[.J18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57324" calcext:value-type="float">
            <text:p>657324</text:p>
          </table:table-cell>
          <table:table-cell office:value-type="string" calcext:value-type="string">
            <text:p>GENNAI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t.genna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table:formula="of:=SUM([.I19];[.J19])*0.5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39055" calcext:value-type="float">
            <text:p>639055</text:p>
          </table:table-cell>
          <table:table-cell office:value-type="string" calcext:value-type="string">
            <text:p>BIANCALAN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.biancalana4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assente</text:p>
          </table:table-cell>
          <table:table-cell table:formula="of:=SUM([.I20];[.J20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17168" calcext:value-type="float">
            <text:p>617168</text:p>
          </table:table-cell>
          <table:table-cell office:value-type="string" calcext:value-type="string">
            <text:p>BERNARDINI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.bernardini24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SUM([.I21];[.J21])*0.5" office:value-type="float" office:value="9" calcext:value-type="float">
            <text:p>9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15489" calcext:value-type="float">
            <text:p>615489</text:p>
          </table:table-cell>
          <table:table-cell office:value-type="string" calcext:value-type="string">
            <text:p>INNOCENTI</text:p>
          </table:table-cell>
          <table:table-cell office:value-type="string" calcext:value-type="string">
            <text:p>NICCOLO'</text:p>
          </table:table-cell>
          <table:table-cell office:value-type="string" calcext:value-type="string">
            <text:p>n.innocenti3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assente</text:p>
          </table:table-cell>
          <table:table-cell table:formula="of:=SUM([.I22];[.J22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54358" calcext:value-type="float">
            <text:p>654358</text:p>
          </table:table-cell>
          <table:table-cell office:value-type="string" calcext:value-type="string">
            <text:p>PRATTICHIZZO</text:p>
          </table:table-cell>
          <table:table-cell office:value-type="string" calcext:value-type="string">
            <text:p>VINCENZO</text:p>
          </table:table-cell>
          <table:table-cell office:value-type="string" calcext:value-type="string">
            <text:p>v.prattichizz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assente</text:p>
          </table:table-cell>
          <table:table-cell table:formula="of:=SUM([.I23];[.J23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61558" calcext:value-type="float">
            <text:p>661558</text:p>
          </table:table-cell>
          <table:table-cell office:value-type="string" calcext:value-type="string">
            <text:p>SILVESTR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silvestri14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assente</text:p>
          </table:table-cell>
          <table:table-cell table:formula="of:=SUM([.I24];[.J24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14:53.169725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1T16:51:49.541963670</dc:date>
    <meta:editing-duration>P1DT4H48M57S</meta:editing-duration>
    <meta:editing-cycles>37</meta:editing-cycles>
    <meta:generator>LibreOffice/24.8.4.2$Linux_X86_64 LibreOffice_project/3e97788786b20d724e2ed0ea7a111abce73cab63</meta:generator>
    <meta:document-statistic meta:table-count="8" meta:cell-count="1129" meta:object-count="0"/>
  </office:meta>
</office:document-meta>
</file>